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06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1.224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5" style:family="graphic" style:parent-style-name="standard">
      <style:graphic-properties draw:fill="none" draw:textarea-vertical-align="middle" draw:auto-grow-height="false" fo:min-height="11.998cm" fo:min-width="0.004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textarea-horizontal-align="justify" draw:textarea-vertical-align="middle" draw:auto-grow-height="false" fo:min-height="1.692cm" fo:min-width="4.8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2.039cm" fo:min-width="0.004cm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14" style:family="graphic" style:parent-style-name="standard">
      <style:graphic-properties draw:stroke="none" svg:stroke-color="#000000" draw:fill="none" draw:fill-color="#ffffff" fo:min-height="4.726cm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fo:min-height="9.212cm" fo:min-width="4.708cm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fo:min-height="1.656cm" fo:min-width="2.746cm"/>
    </style:style>
    <style:style style:name="gr17" style:family="graphic" style:parent-style-name="standard">
      <style:graphic-properties draw:textarea-horizontal-align="justify" draw:textarea-vertical-align="middle" draw:auto-grow-height="false" fo:min-height="5.211cm" fo:min-width="6.612cm"/>
    </style:style>
    <style:style style:name="gr18" style:family="graphic" style:parent-style-name="standard">
      <style:graphic-properties draw:fill="solid" draw:fill-color="#ff6633" draw:textarea-horizontal-align="justify" draw:textarea-vertical-align="middle" draw:auto-grow-height="false" fo:min-height="9.447cm" fo:min-width="4.708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">
      <style:graphic-properties draw:stroke="solid" draw:stroke-dash="Fine_20_Dotted" draw:fill="none" draw:textarea-vertical-align="middle" draw:auto-grow-height="false" fo:min-height="8.9cm" fo:min-width="0cm"/>
    </style:style>
    <style:style style:name="gr21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6.896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0.884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.894cm" fo:min-width="0.884cm"/>
    </style:style>
    <style:style style:name="gr25" style:family="graphic" style:parent-style-name="standard">
      <style:graphic-properties draw:stroke="none" draw:stroke-dash="Fine_20_Dotted" svg:stroke-color="#000000" draw:fill="none" draw:fill-color="#ffffff" fo:min-height="2.134cm"/>
    </style:style>
    <style:style style:name="gr26" style:family="graphic" style:parent-style-name="objectwithoutfill">
      <style:graphic-properties draw:stroke="solid" draw:stroke-dash="Fine_20_Dotted" svg:stroke-color="#b3b3b3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stroke-dash="Fine_20_Dotted" svg:stroke-color="#000000" draw:fill="none" draw:fill-color="#ffffff" fo:min-height="1.02cm"/>
    </style:style>
    <style:style style:name="gr29" style:family="graphic" style:parent-style-name="standard">
      <style:graphic-properties draw:stroke="none" draw:stroke-dash="Fine_20_Dotted" svg:stroke-color="#000000" draw:fill="none" draw:fill-color="#ffffff" fo:min-height="0.724cm"/>
    </style:style>
    <style:style style:name="gr30" style:family="graphic" style:parent-style-name="standard">
      <style:graphic-properties draw:fill="solid" draw:fill-color="#ff6633" draw:textarea-horizontal-align="justify" draw:textarea-vertical-align="middle" draw:auto-grow-height="false" fo:min-height="0.897cm" fo:min-width="0.884cm"/>
    </style:style>
    <style:style style:name="gr31" style:family="graphic" style:parent-style-name="standard">
      <style:graphic-properties draw:stroke="solid" draw:stroke-dash="Fine_20_Dotted" draw:fill="none" draw:textarea-vertical-align="middle" draw:auto-grow-height="false" fo:min-height="2.039cm" fo:min-width="0cm"/>
    </style:style>
    <style:style style:name="gr32" style:family="graphic" style:parent-style-name="standard">
      <style:graphic-properties draw:stroke="none" draw:stroke-dash="Fine_20_Dotted" svg:stroke-color="#000000" draw:fill="none" draw:fill-color="#ffffff" fo:min-height="0.766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 fo:min-height="0.897cm" fo:min-width="0.884cm"/>
    </style:style>
    <style:style style:name="gr34" style:family="graphic" style:parent-style-name="standard">
      <style:graphic-properties draw:fill="solid" draw:fill-color="#ffcc99" draw:textarea-horizontal-align="justify" draw:textarea-vertical-align="middle" draw:auto-grow-height="false" fo:min-height="2.019cm" fo:min-width="0.884cm"/>
    </style:style>
    <style:style style:name="gr35" style:family="graphic" style:parent-style-name="standard">
      <style:graphic-properties draw:stroke="solid" draw:stroke-dash="Fine_20_Dotted" draw:fill="none" draw:textarea-vertical-align="middle" draw:auto-grow-height="false" fo:min-height="2.081cm" fo:min-width="0cm"/>
    </style:style>
    <style:style style:name="gr36" style:family="graphic" style:parent-style-name="standard">
      <style:graphic-properties draw:stroke="none" draw:stroke-dash="Fine_20_Dotted" svg:stroke-color="#000000" draw:fill="none" draw:fill-color="#ffffff" fo:min-height="1.084cm"/>
    </style:style>
    <style:style style:name="gr37" style:family="graphic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38" style:family="graphic">
      <style:graphic-properties draw:fill="solid" draw:fill-color="#ffff00" draw:textarea-horizontal-align="justify" draw:textarea-vertical-align="middle" draw:auto-grow-height="false" fo:min-height="1.116cm" fo:min-width="1.38cm"/>
    </style:style>
    <style:style style:name="gr39" style:family="graphic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40" style:family="graphic">
      <style:graphic-properties draw:fill="none" draw:textarea-vertical-align="middle" draw:auto-grow-height="false" fo:min-height="11.998cm" fo:min-width="0.004cm"/>
    </style:style>
    <style:style style:name="gr41" style:family="graphic" style:parent-style-name="standard">
      <style:graphic-properties draw:stroke="none" svg:stroke-color="#000000" draw:fill="solid" draw:fill-color="#00ffff" fo:min-height="0.75cm"/>
    </style:style>
    <style:style style:name="gr42" style:family="graphic">
      <style:graphic-properties draw:textarea-horizontal-align="justify" draw:textarea-vertical-align="middle" draw:auto-grow-height="false" fo:min-height="1.692cm" fo:min-width="4.812cm"/>
    </style:style>
    <style:style style:name="gr43" style:family="graphic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44" style:family="graphic">
      <style:graphic-properties draw:fill="none" draw:textarea-vertical-align="middle" draw:auto-grow-height="false" fo:min-height="2.039cm" fo:min-width="0.004cm"/>
    </style:style>
    <style:style style:name="gr45" style:family="graphic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46" style:family="graphic" style:parent-style-name="standard">
      <style:graphic-properties svg:stroke-width="0.102cm" svg:stroke-color="#ff0000" draw:marker-start-width="0.352cm" draw:marker-end-width="0.352cm" draw:fill="solid" draw:fill-color="#ffcc99" draw:textarea-horizontal-align="justify" draw:textarea-vertical-align="middle" draw:auto-grow-height="false" fo:min-height="1.116cm" fo:min-width="1.478cm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02cm" svg:stroke-color="#ff0000" draw:marker-start-width="0.352cm" draw:marker-end-width="0.352cm" draw:fill="solid" draw:fill-color="#ffcc99" fo:min-height="0.75cm" fo:padding-top="0.025cm" fo:padding-bottom="0.025cm" fo:padding-left="0.15cm" fo:padding-right="0.15cm"/>
    </style:style>
    <style:style style:name="gr48" style:family="graphic">
      <style:graphic-properties draw:fill="solid" draw:fill-color="#ff6633" draw:textarea-horizontal-align="justify" draw:textarea-vertical-align="middle" draw:auto-grow-height="false" fo:min-height="9.447cm" fo:min-width="4.708cm"/>
    </style:style>
    <style:style style:name="gr49" style:family="graphic">
      <style:graphic-properties draw:stroke="solid" draw:stroke-dash="Fine_20_Dotted" draw:fill="none" draw:textarea-vertical-align="middle" draw:auto-grow-height="false" fo:min-height="8.9cm" fo:min-width="0cm"/>
    </style:style>
    <style:style style:name="gr50" style:family="graphic">
      <style:graphic-properties draw:fill="solid" draw:fill-color="#ffff00" draw:textarea-horizontal-align="justify" draw:textarea-vertical-align="middle" draw:auto-grow-height="false" fo:min-height="2.019cm" fo:min-width="0.884cm"/>
    </style:style>
    <style:style style:name="gr51" style:family="graphic">
      <style:graphic-properties draw:fill="solid" draw:fill-color="#ffff00" draw:textarea-horizontal-align="justify" draw:textarea-vertical-align="middle" draw:auto-grow-height="false" fo:min-height="0.894cm" fo:min-width="0.884cm"/>
    </style:style>
    <style:style style:name="gr52" style:family="graphic">
      <style:graphic-properties draw:fill="solid" draw:fill-color="#ff6633" draw:textarea-horizontal-align="justify" draw:textarea-vertical-align="middle" draw:auto-grow-height="false" fo:min-height="0.897cm" fo:min-width="0.884cm"/>
    </style:style>
    <style:style style:name="gr53" style:family="graphic">
      <style:graphic-properties draw:stroke="solid" draw:stroke-dash="Fine_20_Dotted" draw:fill="none" draw:textarea-vertical-align="middle" draw:auto-grow-height="false" fo:min-height="2.163cm" fo:min-width="0.262cm"/>
    </style:style>
    <style:style style:name="gr54" style:family="graphic">
      <style:graphic-properties draw:fill="solid" draw:fill-color="#ffcc99" draw:textarea-horizontal-align="justify" draw:textarea-vertical-align="middle" draw:auto-grow-height="false" fo:min-height="0.897cm" fo:min-width="0.884cm"/>
    </style:style>
    <style:style style:name="gr55" style:family="graphic">
      <style:graphic-properties draw:fill="solid" draw:fill-color="#ffcc99" draw:textarea-horizontal-align="justify" draw:textarea-vertical-align="middle" draw:auto-grow-height="false" fo:min-height="2.019cm" fo:min-width="0.884cm"/>
    </style:style>
    <style:style style:name="gr56" style:family="graphic">
      <style:graphic-properties draw:stroke="solid" draw:stroke-dash="Fine_20_Dotted" draw:fill="none" draw:textarea-vertical-align="middle" draw:auto-grow-height="false" fo:min-height="2.081cm" fo:min-width="0cm"/>
    </style:style>
    <style:style style:name="gr57" style:family="graphic" style:parent-style-name="standard">
      <style:graphic-properties draw:stroke="none" draw:stroke-dash="Fine_20_Dotted" svg:stroke-color="#000000" draw:fill="none" draw:fill-color="#ffffff" fo:min-height="1.423cm"/>
    </style:style>
    <style:style style:name="gr58" style:family="graphic" style:parent-style-name="objectwithoutfill">
      <style:graphic-properties svg:stroke-width="0.102cm" svg:stroke-color="#ff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fo:min-height="1.402cm"/>
    </style:style>
    <style:style style:name="gr60" style:family="graphic" style:parent-style-name="objectwithoutfill">
      <style:graphic-properties draw:stroke="solid" draw:stroke-dash="Fine_20_Dotted" svg:stroke-color="#666666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ff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3.556cm" svg:x="1cm" svg:y="1cm">
          <draw:text-box>
            <text:p text:style-name="P1"><text:span text:style-name="T1">Bismuth Legacy Mining Algorithm</text:span></text:p>
          </draw:text-box>
        </draw:frame>
        <draw:custom-shape draw:style-name="gr2" draw:text-style-name="P3" draw:layer="layout" svg:width="4.794cm" svg:height="2.267cm" svg:x="0.905cm" svg:y="4.937cm">
          <text:p text:style-name="P3"><text:span text:style-name="T2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3" draw:layer="layout" svg:width="2.585cm" svg:height="2.268cm" svg:x="5.805cm" svg:y="4.937cm">
          <text:p text:style-name="P3"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3" draw:layer="layout" svg:width="6.24cm" svg:height="2.268cm" svg:x="8.244cm" svg:y="4.955cm">
          <text:p text:style-name="P3"><text:span text:style-name="T2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4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3.937cm" svg:height="1.673cm" svg:x="5.903cm" svg:y="10.033cm">
          <draw:text-box>
            <text:p text:style-name="P4">SHA 224 (7x32 bits)</text:p>
          </draw:text-box>
        </draw:frame>
        <draw:custom-shape draw:style-name="gr7" draw:text-style-name="P4" draw:layer="layout" svg:width="6.604cm" svg:height="2.413cm" svg:x="4.544cm" svg:y="13.784cm">
          <text:p text:style-name="P4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4" draw:layer="layout" svg:x1="7.858cm" svg:y1="11.76cm" svg:x2="7.858cm" svg:y2="13.538cm">
          <text:p text:style-name="P4"/>
        </draw:line>
        <draw:frame draw:style-name="gr9" draw:text-style-name="P6" draw:layer="layout" svg:width="4.953cm" svg:height="1.143cm" svg:x="5.626cm" svg:y="13.665cm">
          <draw:text-box>
            <text:p text:style-name="P5"><text:span text:style-name="T3">Bin string</text:span></text:p>
          </draw:text-box>
        </draw:frame>
        <draw:custom-shape draw:style-name="gr10" draw:text-style-name="P4" draw:layer="layout" svg:width="6.604cm" svg:height="2.413cm" svg:x="18.545cm" svg:y="4.785cm">
          <text:p text:style-name="P4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6" draw:layer="layout" svg:width="4.953cm" svg:height="1.143cm" svg:x="19.627cm" svg:y="4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3.446cm" svg:y1="6.08cm" svg:x2="18.399cm" svg:y2="6.08cm">
          <text:p/>
        </draw:line>
        <draw:custom-shape draw:style-name="gr12" draw:text-style-name="P4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3.937cm" svg:height="1.673cm" svg:x="19.404cm" svg:y="10.034cm">
          <draw:text-box>
            <text:p text:style-name="P4">First DIFF<text:line-break/>bits</text:p>
          </draw:text-box>
        </draw:frame>
        <draw:custom-shape draw:style-name="gr13" draw:text-style-name="P7" draw:layer="layout" svg:width="6.604cm" svg:height="2.413cm" svg:x="18.546cm" svg:y="13.786cm">
          <text:p text:style-name="P7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6" draw:layer="layout" svg:width="4.953cm" svg:height="1.143cm" svg:x="19.628cm" svg:y="13.667cm">
          <draw:text-box>
            <text:p text:style-name="P5"><text:span text:style-name="T3">Bin string</text:span></text:p>
          </draw:text-box>
        </draw:frame>
        <draw:line draw:style-name="gr8" draw:text-style-name="P4" draw:layer="layout" svg:x1="21.258cm" svg:y1="11.76cm" svg:x2="21.258cm" svg:y2="13.538cm">
          <text:p/>
        </draw:line>
        <draw:custom-shape draw:style-name="gr7" draw:text-style-name="P4" draw:layer="layout" svg:width="6.604cm" svg:height="2.413cm" svg:x="11.545cm" svg:y="17.785cm">
          <text:p text:style-name="P4">0110110<text:span text:style-name="T4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6" draw:layer="layout" svg:width="4.953cm" svg:height="1.143cm" svg:x="12.627cm" svg:y="17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8.272cm" svg:y1="15.097cm" svg:x2="11.541cm" svg:y2="15.097cm">
          <text:p/>
        </draw:line>
        <draw:frame draw:style-name="gr6" draw:text-style-name="P4" draw:layer="layout" svg:width="3.937cm" svg:height="2.384cm" svg:x="13.104cm" svg:y="12.534cm">
          <draw:text-box>
            <text:p text:style-name="P4">First DIFF Bits in hash?</text:p>
          </draw:text-box>
        </draw:frame>
        <draw:frame draw:style-name="gr6" draw:text-style-name="P4" draw:layer="layout" svg:width="3.937cm" svg:height="2.384cm" svg:x="7.096cm" svg:y="17.85cm">
          <draw:text-box>
            <text:p text:style-name="P4">If yes, nonce is valid</text:p>
          </draw:text-box>
        </draw:frame>
        <draw:frame draw:style-name="gr9" draw:text-style-name="P6" draw:layer="layout" svg:width="4.953cm" svg:height="1.143cm" svg:x="0.827cm" svg:y="7.666cm">
          <draw:text-box>
            <text:p text:style-name="P5"><text:span text:style-name="T3">56 bytes string buffer</text:span></text:p>
          </draw:text-box>
        </draw:frame>
        <draw:frame draw:style-name="gr9" draw:text-style-name="P6" draw:layer="layout" svg:width="4.953cm" svg:height="1.143cm" svg:x="9.028cm" svg:y="7.667cm">
          <draw:text-box>
            <text:p text:style-name="P5"><text:span text:style-name="T3">56 bytes string buffer</text:span></text:p>
          </draw:text-box>
        </draw:frame>
        <draw:frame draw:style-name="gr9" draw:text-style-name="P6" draw:layer="layout" svg:width="4.953cm" svg:height="1.199cm" svg:x="4.729cm" svg:y="7.668cm">
          <draw:text-box>
            <text:p text:style-name="P5"><text:span text:style-name="T3">32 (or more)</text:span><text:span text:style-name="T3"><text:line-break/></text:span><text:span text:style-name="T3">bytes string</text:span></text:p>
          </draw:text-box>
        </draw:frame>
      </draw:page>
      <draw:page draw:name="page2" draw:style-name="dp1" draw:master-page-name="Default">
        <draw:frame draw:style-name="gr14" draw:text-style-name="P1" draw:layer="layout" svg:width="25.94cm" svg:height="4.976cm" svg:x="1cm" svg:y="1cm">
          <draw:text-box>
            <text:p text:style-name="P1"><text:span text:style-name="T1">Bismuth Heavy1 and Heavy2</text:span><text:span text:style-name="T1"><text:line-break/></text:span><text:span text:style-name="T1">Algorithms</text:span><text:span text:style-name="T1"><text:line-break/></text:span><text:span text:style-name="T1">Junction noise file</text:span></text:p>
          </draw:text-box>
        </draw:frame>
        <draw:custom-shape draw:style-name="gr15" draw:text-style-name="P4" draw:layer="layout" svg:width="5.207cm" svg:height="11.773cm" svg:x="17.177cm" svg:y="6.88cm">
          <text:p text:style-name="P4">1 to 4 Gb<text:line-break/>pseudo random<text:line-break/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4" draw:layer="layout" svg:width="5.334cm" svg:height="1.905cm" svg:x="5.874cm" svg:y="6.88cm">
          <text:p text:style-name="P4">Seed*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4" draw:layer="layout" svg:width="7.112cm" svg:height="5.461cm" svg:x="4.985cm" svg:y="11.452cm">
          <text:p text:style-name="P4">CSPRNG<text:line-break/><text:line-break/>HMAC_DRBG<text:line-break/>(SHA512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8.287cm" svg:y1="9.166cm" svg:x2="8.287cm" svg:y2="11.325cm">
          <text:p/>
        </draw:line>
        <draw:line draw:style-name="gr11" draw:text-style-name="P4" draw:layer="layout" svg:x1="12.605cm" svg:y1="14.119cm" svg:x2="16.923cm" svg:y2="14.119cm">
          <text:p/>
        </draw:line>
        <draw:frame draw:style-name="gr9" draw:text-style-name="P9" draw:layer="layout" svg:width="14.859cm" svg:height="1.143cm" svg:x="12.154cm" svg:y="19.683cm">
          <draw:text-box>
            <text:p text:style-name="P8"><text:span text:style-name="T2">* Seed and file size can change with time.</text:span></text:p>
          </draw:text-box>
        </draw:frame>
      </draw:page>
      <draw:page draw:name="page3" draw:style-name="dp1" draw:master-page-name="Default">
        <draw:frame draw:style-name="gr1" draw:text-style-name="P2" draw:layer="layout" svg:width="18.288cm" svg:height="3.556cm" svg:x="5.083cm" svg:y="1cm">
          <draw:text-box>
            <text:p text:style-name="P1"><text:span text:style-name="T1">Bismuth Heavy1 Algorithm</text:span><text:span text:style-name="T1"><text:line-break/></text:span><text:span text:style-name="T1">Annealing</text:span></text:p>
          </draw:text-box>
        </draw:frame>
        <draw:custom-shape draw:style-name="gr18" draw:text-style-name="P4" draw:layer="layout" svg:width="5.207cm" svg:height="12.065cm" svg:x="17.129cm" svg:y="6.08cm">
          <text:p text:style-name="P4"/>
          <text:p text:style-name="P4"/>
          <text:p text:style-name="P4"/>
          <text:p text:style-name="P4">Junction<text:line-break/>noise<text:line-break/>file<text:line-break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9" draw:text-style-name="P4" draw:layer="layout" svg:x1="17.129cm" svg:y1="6.715cm" svg:x2="22.336cm" svg:y2="6.715cm">
          <text:p/>
        </draw:line>
        <draw:line draw:style-name="gr19" draw:text-style-name="P4" draw:layer="layout" svg:x1="17.13cm" svg:y1="7.715cm" svg:x2="22.337cm" svg:y2="7.715cm">
          <text:p/>
        </draw:line>
        <draw:line draw:style-name="gr19" draw:text-style-name="P4" draw:layer="layout" svg:x1="17.131cm" svg:y1="8.715cm" svg:x2="22.338cm" svg:y2="8.715cm">
          <text:p/>
        </draw:line>
        <draw:line draw:style-name="gr19" draw:text-style-name="P4" draw:layer="layout" svg:x1="17.132cm" svg:y1="9.715cm" svg:x2="22.339cm" svg:y2="9.715cm">
          <text:p/>
        </draw:line>
        <draw:line draw:style-name="gr19" draw:text-style-name="P4" draw:layer="layout" svg:x1="17.133cm" svg:y1="13.715cm" svg:x2="22.34cm" svg:y2="13.715cm">
          <text:p/>
        </draw:line>
        <draw:line draw:style-name="gr19" draw:text-style-name="P4" draw:layer="layout" svg:x1="17.134cm" svg:y1="14.715cm" svg:x2="22.341cm" svg:y2="14.715cm">
          <text:p/>
        </draw:line>
        <draw:line draw:style-name="gr19" draw:text-style-name="P4" draw:layer="layout" svg:x1="17.135cm" svg:y1="15.715cm" svg:x2="22.342cm" svg:y2="15.715cm">
          <text:p/>
        </draw:line>
        <draw:custom-shape draw:style-name="gr20" draw:text-style-name="P4" draw:layer="layout" svg:width="0.508cm" svg:height="9.652cm" svg:x="22.844cm" svg:y="6.2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layer="layout" svg:width="2.369cm" svg:height="2.384cm" svg:x="23.587cm" svg:y="9.825cm">
          <draw:text-box>
            <text:p>Size/4<text:line-break/>32 bits<text:line-break/>words</text:p>
          </draw:text-box>
        </draw:frame>
        <draw:custom-shape draw:style-name="gr22" draw:text-style-name="P3" draw:layer="layout" svg:width="11.094cm" svg:height="2.268cm" svg:x="1.463cm" svg:y="5.325cm">
          <text:p text:style-name="P3"><text:span text:style-name="T2">Original 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3" draw:layer="layout" svg:width="2.076cm" svg:height="2.268cm" svg:x="1.464cm" svg:y="9.826cm">
          <text:p text:style-name="P3"><text:span text:style-name="T2">B1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3" draw:layer="layout" svg:width="2.076cm" svg:height="2.268cm" svg:x="3.465cm" svg:y="9.827cm">
          <text:p text:style-name="P3"><text:span text:style-name="T2">B2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3" draw:layer="layout" svg:width="2.076cm" svg:height="2.268cm" svg:x="10.466cm" svg:y="9.828cm">
          <text:p text:style-name="P3"><text:span text:style-name="T2">B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4" draw:text-style-name="P3" draw:layer="layout" svg:width="2.076cm" svg:height="1.143cm" svg:x="6.966cm" svg:y="13.438cm">
          <text:p text:style-name="P3"><text:span text:style-name="T2">Bi: Vi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5" draw:text-style-name="P4" draw:layer="layout" svg:width="8.574cm" svg:height="2.384cm" svg:x="2.783cm" svg:y="7.812cm">
          <draw:text-box>
            <text:p text:style-name="P4">n x 32 bits words<text:line-break/><text:span text:style-name="T2">processed from n down to 1</text:span></text:p>
          </draw:text-box>
        </draw:frame>
        <draw:line draw:style-name="gr26" draw:text-style-name="P4" draw:layer="layout" svg:x1="11.541cm" svg:y1="9.509cm" svg:x2="2.651cm" svg:y2="9.509cm">
          <text:p/>
        </draw:line>
        <draw:line draw:style-name="gr27" draw:text-style-name="P4" draw:layer="layout" svg:x1="9.328cm" svg:y1="13.973cm" svg:x2="16.948cm" svg:y2="13.973cm">
          <text:p/>
        </draw:line>
        <draw:frame draw:style-name="gr28" draw:text-style-name="P9" draw:layer="layout" svg:width="6.35cm" svg:height="1.361cm" svg:x="9.89cm" svg:y="12.63cm">
          <draw:text-box>
            <text:p text:style-name="P9"><text:span text:style-name="T2">Value of Bi % size(F) gives the index</text:span></text:p>
          </draw:text-box>
        </draw:frame>
        <draw:frame draw:style-name="gr29" draw:text-style-name="P9" draw:layer="layout" svg:width="1.667cm" svg:height="0.974cm" svg:x="18.891cm" svg:y="13.742cm">
          <draw:text-box>
            <text:p text:style-name="P9"><text:span text:style-name="T2">F[Vi]</text:span></text:p>
          </draw:text-box>
        </draw:frame>
        <draw:frame draw:style-name="gr21" draw:text-style-name="P10" draw:layer="layout" svg:width="1.103cm" svg:height="1.352cm" svg:x="19.113cm" svg:y="4.664cm">
          <draw:text-box>
            <text:p text:style-name="P10"><text:span text:style-name="T5">F</text:span></text:p>
          </draw:text-box>
        </draw:frame>
        <draw:custom-shape draw:style-name="gr30" draw:text-style-name="P3" draw:layer="layout" svg:width="2.076cm" svg:height="1.146cm" svg:x="6.967cm" svg:y="15.029cm">
          <text:p text:style-name="P3"><text:span text:style-name="T2">F[Vi]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9" draw:text-style-name="P4" draw:layer="layout" svg:x1="5.572cm" svg:y1="10.906cm" svg:x2="10.017cm" svg:y2="10.906cm">
          <text:p/>
        </draw:line>
        <draw:line draw:style-name="gr19" draw:text-style-name="P4" draw:layer="layout" svg:x1="7.985cm" svg:y1="10.906cm" svg:x2="7.985cm" svg:y2="13.446cm">
          <text:p/>
        </draw:line>
        <draw:line draw:style-name="gr27" draw:text-style-name="P4" draw:layer="layout" svg:x1="17.002cm" svg:y1="14.462cm" svg:x2="9.255cm" svg:y2="15.605cm">
          <text:p/>
        </draw:line>
        <draw:custom-shape draw:style-name="gr31" draw:text-style-name="P4" draw:layer="layout" svg:width="0.762cm" svg:height="2.413cm" svg:x="5.699cm" svg:y="13.573cm">
          <text:p/>
          <draw:enhanced-geometry svg:viewBox="0 0 21600 21600" draw:glue-points="0 0 0 21600 21600 10800" draw:text-areas="0 ?f9 7800 ?f10" draw:mirror-horizontal="true" draw:type="right-brace" draw:modifiers="1800 10952.1126760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layer="layout" svg:width="1.524cm" svg:height="1.016cm" svg:x="4.297cm" svg:y="14.262cm">
          <draw:text-box>
            <text:p>xor</text:p>
          </draw:text-box>
        </draw:frame>
        <draw:custom-shape draw:style-name="gr33" draw:text-style-name="P3" draw:layer="layout" svg:width="2.076cm" svg:height="1.146cm" svg:x="1.168cm" svg:y="14.23cm">
          <text:p text:style-name="P3"><text:span text:style-name="T2">A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7" draw:text-style-name="P4" draw:layer="layout" svg:x1="4.302cm" svg:y1="14.716cm" svg:x2="3.159cm" svg:y2="14.716cm">
          <text:p/>
        </draw:line>
        <draw:custom-shape draw:style-name="gr34" draw:text-style-name="P3" draw:layer="layout" svg:width="2.076cm" svg:height="2.268cm" svg:x="1.465cm" svg:y="17.827cm">
          <text:p text:style-name="P3"><text:span text:style-name="T2">A(n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" draw:text-style-name="P3" draw:layer="layout" svg:width="2.076cm" svg:height="2.268cm" svg:x="5.966cm" svg:y="17.828cm">
          <text:p text:style-name="P3"><text:span text:style-name="T2">A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" draw:text-style-name="P3" draw:layer="layout" svg:width="2.076cm" svg:height="2.268cm" svg:x="10.467cm" svg:y="17.829cm">
          <text:p text:style-name="P3"><text:span text:style-name="T2">A(0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9" draw:text-style-name="P4" draw:layer="layout" svg:x1="7.858cm" svg:y1="18.907cm" svg:x2="10.018cm" svg:y2="18.907cm">
          <text:p/>
        </draw:line>
        <draw:line draw:style-name="gr27" draw:text-style-name="P4" draw:layer="layout" svg:x1="3.54cm" svg:y1="15.732cm" svg:x2="6.461cm" svg:y2="17.891cm">
          <text:p/>
        </draw:line>
        <draw:line draw:style-name="gr19" draw:text-style-name="P4" draw:layer="layout" svg:x1="3.458cm" svg:y1="18.907cm" svg:x2="5.618cm" svg:y2="18.907cm">
          <text:p/>
        </draw:line>
        <draw:custom-shape draw:style-name="gr35" draw:text-style-name="P4" draw:layer="layout" svg:width="0.508cm" svg:height="2.459cm" svg:x="13.345cm" svg:y="17.7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layer="layout" svg:width="7.15cm" svg:height="1.334cm" svg:x="14.197cm" svg:y="18.462cm">
          <draw:text-box>
            <text:p>Annealed buffer</text:p>
          </draw:text-box>
        </draw:frame>
        <draw:frame draw:style-name="gr9" draw:text-style-name="P6" draw:layer="layout" svg:width="4.953cm" svg:height="1.673cm" svg:x="4.728cm" svg:y="19.967cm">
          <draw:text-box>
            <text:p text:style-name="P5"><text:span text:style-name="T3">32 bits,</text:span><text:span text:style-name="T3"><text:line-break/></text:span><text:span text:style-name="T3">Hex encoded</text:span><text:span text:style-name="T3"><text:line-break/></text:span><text:span text:style-name="T3">= 8 bytes string</text:span></text:p>
          </draw:text-box>
        </draw:frame>
      </draw:page>
      <draw:page draw:name="page4" draw:style-name="dp1" draw:master-page-name="Default_5f_">
        <draw:frame draw:style-name="gr1" draw:text-style-name="P2" draw:layer="layout" svg:width="18.288cm" svg:height="3.556cm" svg:x="5.083cm" svg:y="1cm">
          <draw:text-box>
            <text:p text:style-name="P2"><text:span text:style-name="T1">Bismuth Heavy1 Algorithm</text:span></text:p>
          </draw:text-box>
        </draw:frame>
        <draw:custom-shape draw:style-name="gr37" draw:text-style-name="P3" draw:layer="Layout" svg:width="4.794cm" svg:height="2.267cm" svg:x="0.905cm" svg:y="4.937cm">
          <text:p text:style-name="P3"><text:span text:style-name="T2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8" draw:text-style-name="P3" draw:layer="Layout" svg:width="2.818cm" svg:height="1.365cm" svg:x="5.572cm" svg:y="2.937cm">
          <text:p text:style-name="P3"><text:span text:style-name="T2">Original</text:span><text:span text:style-name="T2"><text:line-break/></text:span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9" draw:text-style-name="P3" draw:layer="Layout" svg:width="6.24cm" svg:height="2.268cm" svg:x="8.544cm" svg:y="4.955cm">
          <text:p text:style-name="P3"><text:span text:style-name="T2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0" draw:text-style-name="P4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11" draw:layer="layout" svg:width="7.524cm" svg:height="1cm" svg:x="4.303cm" svg:y="10.033cm">
          <draw:text-box>
            <text:p text:style-name="P11">SHA 224 (7x32 bits)</text:p>
          </draw:text-box>
        </draw:frame>
        <draw:custom-shape draw:style-name="gr42" draw:text-style-name="P11" draw:layer="Layout" svg:width="6.604cm" svg:height="2.413cm" svg:x="4.544cm" svg:y="13.784cm">
          <text:p text:style-name="P11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4" draw:layer="layout" svg:x1="7.858cm" svg:y1="12.884cm" svg:x2="7.858cm" svg:y2="13.738cm">
          <text:p/>
        </draw:line>
        <draw:frame draw:style-name="gr9" draw:text-style-name="P5" draw:layer="layout" svg:width="4.953cm" svg:height="1.143cm" svg:x="5.626cm" svg:y="13.665cm">
          <draw:text-box>
            <text:p text:style-name="P5"><text:span text:style-name="T3">Bin string</text:span></text:p>
          </draw:text-box>
        </draw:frame>
        <draw:custom-shape draw:style-name="gr43" draw:text-style-name="P11" draw:layer="Layout" svg:width="6.604cm" svg:height="2.413cm" svg:x="18.545cm" svg:y="4.785cm">
          <text:p text:style-name="P11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7cm" svg:y="4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3.954cm" svg:y1="6.08cm" svg:x2="18.399cm" svg:y2="6.08cm">
          <text:p/>
        </draw:line>
        <draw:custom-shape draw:style-name="gr44" draw:text-style-name="P4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1" draw:layer="layout" svg:width="3.937cm" svg:height="1.673cm" svg:x="19.404cm" svg:y="10.034cm">
          <draw:text-box>
            <text:p text:style-name="P11">First DIFF<text:line-break/>bits</text:p>
          </draw:text-box>
        </draw:frame>
        <draw:custom-shape draw:style-name="gr45" draw:text-style-name="P12" draw:layer="Layout" svg:width="6.604cm" svg:height="2.413cm" svg:x="18.546cm" svg:y="13.786cm">
          <text:p text:style-name="P12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8cm" svg:y="13.667cm">
          <draw:text-box>
            <text:p text:style-name="P5"><text:span text:style-name="T3">Bin string</text:span></text:p>
          </draw:text-box>
        </draw:frame>
        <draw:line draw:style-name="gr8" draw:text-style-name="P4" draw:layer="layout" svg:x1="21.258cm" svg:y1="11.76cm" svg:x2="21.258cm" svg:y2="13.538cm">
          <text:p/>
        </draw:line>
        <draw:custom-shape draw:style-name="gr42" draw:text-style-name="P11" draw:layer="Layout" svg:width="6.604cm" svg:height="2.413cm" svg:x="11.545cm" svg:y="17.785cm">
          <text:p text:style-name="P11">0110110<text:span text:style-name="T4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2.627cm" svg:y="17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8.272cm" svg:y1="15.097cm" svg:x2="11.541cm" svg:y2="15.097cm">
          <text:p/>
        </draw:line>
        <draw:frame draw:style-name="gr6" draw:text-style-name="P11" draw:layer="layout" svg:width="3.937cm" svg:height="2.384cm" svg:x="13.104cm" svg:y="12.534cm">
          <draw:text-box>
            <text:p text:style-name="P11">First DIFF Bits in hash?</text:p>
          </draw:text-box>
        </draw:frame>
        <draw:frame draw:style-name="gr6" draw:text-style-name="P11" draw:layer="layout" svg:width="3.937cm" svg:height="2.384cm" svg:x="7.096cm" svg:y="17.85cm">
          <draw:text-box>
            <text:p text:style-name="P11">If yes, nonce is valid</text:p>
          </draw:text-box>
        </draw:frame>
        <draw:frame draw:style-name="gr9" draw:text-style-name="P5" draw:layer="layout" svg:width="4.953cm" svg:height="1.143cm" svg:x="0.827cm" svg:y="7.666cm">
          <draw:text-box>
            <text:p text:style-name="P5"><text:span text:style-name="T3">56 bytes string buffer</text:span></text:p>
          </draw:text-box>
        </draw:frame>
        <draw:frame draw:style-name="gr9" draw:text-style-name="P5" draw:layer="layout" svg:width="4.953cm" svg:height="1.143cm" svg:x="9.028cm" svg:y="7.667cm">
          <draw:text-box>
            <text:p text:style-name="P5"><text:span text:style-name="T3">56 bytes string buffer</text:span></text:p>
          </draw:text-box>
        </draw:frame>
        <draw:frame draw:style-name="gr9" draw:text-style-name="P5" draw:layer="layout" svg:width="4.953cm" svg:height="1.199cm" svg:x="4.729cm" svg:y="7.668cm">
          <draw:text-box>
            <text:p text:style-name="P5"><text:span text:style-name="T3">32 (or more)</text:span><text:span text:style-name="T3"><text:line-break/></text:span><text:span text:style-name="T3">bytes string</text:span></text:p>
          </draw:text-box>
        </draw:frame>
        <draw:custom-shape draw:style-name="gr46" draw:text-style-name="P3" draw:layer="layout" svg:width="2.966cm" svg:height="1.365cm" svg:x="5.445cm" svg:y="5.35cm">
          <text:p text:style-name="P3"><text:span text:style-name="T2">Annealed</text:span><text:span text:style-name="T2"><text:line-break/></text:span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7" draw:text-style-name="P4" draw:layer="layout" svg:x1="6.942cm" svg:y1="4.302cm" svg:x2="6.969cm" svg:y2="5.318cm">
          <text:p/>
        </draw:line>
        <draw:frame draw:style-name="gr47" draw:text-style-name="P11" draw:layer="layout" svg:width="7.524cm" svg:height="0.8cm" svg:x="4.303cm" svg:y="11.933cm">
          <draw:text-box>
            <text:p text:style-name="P11">Annealed SHA 224</text:p>
          </draw:text-box>
        </draw:frame>
        <draw:line draw:style-name="gr8" draw:text-style-name="P4" draw:layer="layout" svg:x1="7.858cm" svg:y1="10.984cm" svg:x2="7.858cm" svg:y2="11.838cm">
          <text:p/>
        </draw:line>
      </draw:page>
      <draw:page draw:name="page5" draw:style-name="dp1" draw:master-page-name="Default_5f_">
        <draw:frame draw:style-name="gr1" draw:text-style-name="P2" draw:layer="layout" svg:width="18.288cm" svg:height="3.556cm" svg:x="5.083cm" svg:y="1cm">
          <draw:text-box>
            <text:p text:style-name="P1"><text:span text:style-name="T1">Bismuth Heavy2 Algorithm</text:span><text:span text:style-name="T1"><text:line-break/></text:span><text:span text:style-name="T1">SHA Annealing</text:span></text:p>
          </draw:text-box>
        </draw:frame>
        <draw:custom-shape draw:style-name="gr48" draw:text-style-name="P11" draw:layer="Layout" svg:width="5.207cm" svg:height="12.065cm" svg:x="17.929cm" svg:y="6.08cm">
          <text:p text:style-name="P11"/>
          <text:p text:style-name="P11"/>
          <text:p text:style-name="P11"/>
          <text:p text:style-name="P11">Junction<text:line-break/>noise<text:line-break/>file</text:p>
          <text:p text:style-name="P11"/>
          <text:p text:style-name="P11"/>
          <text:p text:style-name="P11"/>
          <text:p text:style-name="P11"/>
          <text:p text:style-name="P11"/>
          <text:p text:style-name="P11"><text:line-break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9" draw:text-style-name="P4" draw:layer="layout" svg:x1="17.929cm" svg:y1="6.715cm" svg:x2="23.136cm" svg:y2="6.715cm">
          <text:p/>
        </draw:line>
        <draw:line draw:style-name="gr19" draw:text-style-name="P4" draw:layer="layout" svg:x1="17.93cm" svg:y1="7.715cm" svg:x2="23.137cm" svg:y2="7.715cm">
          <text:p/>
        </draw:line>
        <draw:line draw:style-name="gr19" draw:text-style-name="P4" draw:layer="layout" svg:x1="17.931cm" svg:y1="12.715cm" svg:x2="23.138cm" svg:y2="12.715cm">
          <text:p/>
        </draw:line>
        <draw:line draw:style-name="gr19" draw:text-style-name="P4" draw:layer="layout" svg:x1="17.932cm" svg:y1="11.715cm" svg:x2="23.139cm" svg:y2="11.715cm">
          <text:p/>
        </draw:line>
        <draw:line draw:style-name="gr19" draw:text-style-name="P4" draw:layer="layout" svg:x1="17.933cm" svg:y1="13.715cm" svg:x2="23.14cm" svg:y2="13.715cm">
          <text:p/>
        </draw:line>
        <draw:line draw:style-name="gr19" draw:text-style-name="P4" draw:layer="layout" svg:x1="17.934cm" svg:y1="14.715cm" svg:x2="23.141cm" svg:y2="14.715cm">
          <text:p/>
        </draw:line>
        <draw:line draw:style-name="gr19" draw:text-style-name="P4" draw:layer="layout" svg:x1="17.935cm" svg:y1="15.715cm" svg:x2="23.142cm" svg:y2="15.715cm">
          <text:p/>
        </draw:line>
        <draw:custom-shape draw:style-name="gr49" draw:text-style-name="P4" draw:layer="Layout" svg:width="0.508cm" svg:height="9.652cm" svg:x="23.644cm" svg:y="6.2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3" draw:layer="layout" svg:width="2.369cm" svg:height="2.384cm" svg:x="24.387cm" svg:y="9.825cm">
          <draw:text-box>
            <text:p text:style-name="P13">Size/4<text:line-break/>32 bits<text:line-break/>words</text:p>
          </draw:text-box>
        </draw:frame>
        <draw:custom-shape draw:style-name="gr50" draw:text-style-name="P3" draw:layer="Layout" svg:width="2.076cm" svg:height="2.268cm" svg:x="1.464cm" svg:y="7.826cm">
          <text:p text:style-name="P3"><text:span text:style-name="T2">H(1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0" draw:text-style-name="P3" draw:layer="Layout" svg:width="2.076cm" svg:height="2.268cm" svg:x="3.465cm" svg:y="7.827cm">
          <text:p text:style-name="P3"><text:span text:style-name="T2">H(2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0" draw:text-style-name="P3" draw:layer="Layout" svg:width="2.076cm" svg:height="2.268cm" svg:x="10.466cm" svg:y="7.828cm">
          <text:p text:style-name="P3"><text:span text:style-name="T2">H(7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1" draw:text-style-name="P3" draw:layer="Layout" svg:width="2.076cm" svg:height="1.143cm" svg:x="6.966cm" svg:y="11.438cm">
          <text:p text:style-name="P3"><text:span text:style-name="T2">H(i)=Vi 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5" draw:text-style-name="P11" draw:layer="layout" svg:width="8.574cm" svg:height="2.384cm" svg:x="2.983cm" svg:y="5.512cm">
          <draw:text-box>
            <text:p text:style-name="P11">Final SHA224 State<text:line-break/>7 x 32 bits words</text:p>
          </draw:text-box>
        </draw:frame>
        <draw:line draw:style-name="gr27" draw:text-style-name="P4" draw:layer="layout" svg:x1="9.328cm" svg:y1="12.073cm" svg:x2="17.637cm" svg:y2="12.049cm">
          <text:p/>
        </draw:line>
        <draw:frame draw:style-name="gr28" draw:text-style-name="P9" draw:layer="layout" svg:width="6.35cm" svg:height="1.361cm" svg:x="9.89cm" svg:y="10.73cm">
          <draw:text-box>
            <text:p text:style-name="P9"><text:span text:style-name="T2">Value of Hi % size(F) gives the index</text:span></text:p>
          </draw:text-box>
        </draw:frame>
        <draw:frame draw:style-name="gr29" draw:text-style-name="P9" draw:layer="layout" svg:width="1.667cm" svg:height="0.974cm" svg:x="19.691cm" svg:y="11.742cm">
          <draw:text-box>
            <text:p text:style-name="P9"><text:span text:style-name="T2">F(Vi)</text:span></text:p>
          </draw:text-box>
        </draw:frame>
        <draw:frame draw:style-name="gr21" draw:text-style-name="P10" draw:layer="layout" svg:width="1.103cm" svg:height="1.352cm" svg:x="19.913cm" svg:y="4.664cm">
          <draw:text-box>
            <text:p text:style-name="P10"><text:span text:style-name="T5">F</text:span></text:p>
          </draw:text-box>
        </draw:frame>
        <draw:custom-shape draw:style-name="gr52" draw:text-style-name="P3" draw:layer="Layout" svg:width="2.076cm" svg:height="1.146cm" svg:x="6.967cm" svg:y="13.029cm">
          <text:p text:style-name="P3"><text:span text:style-name="T2">F(V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9" draw:text-style-name="P4" draw:layer="layout" svg:x1="5.572cm" svg:y1="8.906cm" svg:x2="10.017cm" svg:y2="8.906cm">
          <text:p/>
        </draw:line>
        <draw:line draw:style-name="gr19" draw:text-style-name="P4" draw:layer="layout" svg:x1="7.985cm" svg:y1="8.906cm" svg:x2="7.985cm" svg:y2="11.446cm">
          <text:p/>
        </draw:line>
        <draw:line draw:style-name="gr27" draw:text-style-name="P4" draw:layer="layout" svg:x1="17.637cm" svg:y1="12.43cm" svg:x2="9.155cm" svg:y2="13.605cm">
          <text:p/>
        </draw:line>
        <draw:custom-shape draw:style-name="gr53" draw:text-style-name="P4" draw:layer="Layout" svg:width="0.762cm" svg:height="2.413cm" svg:x="5.699cm" svg:y="11.573cm">
          <text:p/>
          <draw:enhanced-geometry svg:viewBox="0 0 21600 21600" draw:glue-points="0 0 0 21600 21600 10800" draw:text-areas="0 ?f9 7800 ?f10" draw:mirror-horizontal="true" draw:type="right-brace" draw:modifiers="1800 10952.1126760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13" draw:layer="layout" svg:width="1.524cm" svg:height="1.016cm" svg:x="4.297cm" svg:y="12.262cm">
          <draw:text-box>
            <text:p text:style-name="P13">xor</text:p>
          </draw:text-box>
        </draw:frame>
        <draw:custom-shape draw:style-name="gr54" draw:text-style-name="P3" draw:layer="Layout" svg:width="2.076cm" svg:height="1.146cm" svg:x="1.168cm" svg:y="12.23cm">
          <text:p text:style-name="P3"><text:span text:style-name="T2">H'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7" draw:text-style-name="P4" draw:layer="layout" svg:x1="4.302cm" svg:y1="12.816cm" svg:x2="3.159cm" svg:y2="12.816cm">
          <text:p/>
        </draw:line>
        <draw:custom-shape draw:style-name="gr55" draw:text-style-name="P3" draw:layer="Layout" svg:width="2.076cm" svg:height="2.268cm" svg:x="1.465cm" svg:y="16.027cm">
          <text:p text:style-name="P3"><text:span text:style-name="T2">H'(1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5" draw:text-style-name="P3" draw:layer="Layout" svg:width="2.076cm" svg:height="2.268cm" svg:x="5.966cm" svg:y="16.028cm">
          <text:p text:style-name="P3"><text:span text:style-name="T2">H'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5" draw:text-style-name="P3" draw:layer="Layout" svg:width="2.076cm" svg:height="2.268cm" svg:x="10.467cm" svg:y="16.029cm">
          <text:p text:style-name="P3"><text:span text:style-name="T2">H'(7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9" draw:text-style-name="P4" draw:layer="layout" svg:x1="7.858cm" svg:y1="17.107cm" svg:x2="10.018cm" svg:y2="17.107cm">
          <text:p/>
        </draw:line>
        <draw:line draw:style-name="gr27" draw:text-style-name="P4" draw:layer="layout" svg:x1="2.524cm" svg:y1="13.573cm" svg:x2="6.207cm" svg:y2="15.986cm">
          <text:p/>
        </draw:line>
        <draw:line draw:style-name="gr19" draw:text-style-name="P4" draw:layer="layout" svg:x1="3.458cm" svg:y1="17.107cm" svg:x2="5.618cm" svg:y2="17.107cm">
          <text:p/>
        </draw:line>
        <draw:custom-shape draw:style-name="gr56" draw:text-style-name="P4" draw:layer="Layout" svg:width="0.508cm" svg:height="2.459cm" svg:x="12.845cm" svg:y="15.9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13" draw:layer="layout" svg:width="3.786cm" svg:height="1.673cm" svg:x="13.497cm" svg:y="16.362cm">
          <draw:text-box>
            <text:p text:style-name="P13">Annealed<text:line-break/>SHA State</text:p>
          </draw:text-box>
        </draw:frame>
        <draw:frame draw:style-name="gr9" draw:text-style-name="P5" draw:layer="layout" svg:width="4.953cm" svg:height="1.673cm" svg:x="4.728cm" svg:y="18.167cm">
          <draw:text-box>
            <text:p text:style-name="P5"><text:span text:style-name="T3">32 bits,</text:span><text:span text:style-name="T3"><text:line-break/></text:span><text:span text:style-name="T3">Hex encoded</text:span><text:span text:style-name="T3"><text:line-break/></text:span><text:span text:style-name="T3">= 8 bytes string</text:span></text:p>
          </draw:text-box>
        </draw:frame>
        <draw:frame draw:style-name="gr57" draw:text-style-name="P14" draw:layer="layout" svg:width="8.585cm" svg:height="1.673cm" svg:x="15.997cm" svg:y="19.363cm">
          <draw:text-box>
            <text:p text:style-name="P14"><text:span text:style-name="T6">H'(i) = H(i) ^ F(H(i))</text:span></text:p>
          </draw:text-box>
        </draw:frame>
      </draw:page>
      <draw:page draw:name="page6" draw:style-name="dp1" draw:master-page-name="Default_5f_">
        <draw:frame draw:style-name="gr1" draw:text-style-name="P2" draw:layer="layout" svg:width="18.288cm" svg:height="3.556cm" svg:x="5.083cm" svg:y="1cm">
          <draw:text-box>
            <text:p text:style-name="P2"><text:span text:style-name="T1">Bismuth Heavy2 Algorithm</text:span></text:p>
          </draw:text-box>
        </draw:frame>
        <draw:custom-shape draw:style-name="gr37" draw:text-style-name="P3" draw:layer="Layout" svg:width="4.794cm" svg:height="2.267cm" svg:x="0.905cm" svg:y="4.937cm">
          <text:p text:style-name="P3"><text:span text:style-name="T2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8" draw:text-style-name="P3" draw:layer="Layout" svg:width="2.818cm" svg:height="1.365cm" svg:x="5.572cm" svg:y="5.337cm">
          <text:p text:style-name="P3"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9" draw:text-style-name="P3" draw:layer="Layout" svg:width="6.24cm" svg:height="2.268cm" svg:x="8.544cm" svg:y="4.955cm">
          <text:p text:style-name="P3"><text:span text:style-name="T2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0" draw:text-style-name="P4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11" draw:layer="layout" svg:width="7.524cm" svg:height="1cm" svg:x="4.303cm" svg:y="10.033cm">
          <draw:text-box>
            <text:p text:style-name="P11">SHA 224 (7x32 bits)</text:p>
          </draw:text-box>
        </draw:frame>
        <draw:custom-shape draw:style-name="gr42" draw:text-style-name="P11" draw:layer="Layout" svg:width="6.604cm" svg:height="2.413cm" svg:x="4.544cm" svg:y="13.784cm">
          <text:p text:style-name="P11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4" draw:layer="layout" svg:x1="7.858cm" svg:y1="12.884cm" svg:x2="7.858cm" svg:y2="13.738cm">
          <text:p/>
        </draw:line>
        <draw:frame draw:style-name="gr9" draw:text-style-name="P5" draw:layer="layout" svg:width="4.953cm" svg:height="1.143cm" svg:x="5.626cm" svg:y="13.665cm">
          <draw:text-box>
            <text:p text:style-name="P5"><text:span text:style-name="T3">Bin string</text:span></text:p>
          </draw:text-box>
        </draw:frame>
        <draw:custom-shape draw:style-name="gr43" draw:text-style-name="P11" draw:layer="Layout" svg:width="6.604cm" svg:height="2.413cm" svg:x="18.545cm" svg:y="4.785cm">
          <text:p text:style-name="P11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7cm" svg:y="4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3.827cm" svg:y1="6.08cm" svg:x2="18.399cm" svg:y2="6.08cm">
          <text:p/>
        </draw:line>
        <draw:custom-shape draw:style-name="gr44" draw:text-style-name="P4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1" draw:layer="layout" svg:width="3.937cm" svg:height="1.673cm" svg:x="19.404cm" svg:y="10.034cm">
          <draw:text-box>
            <text:p text:style-name="P11">First DIFF<text:line-break/>bits</text:p>
          </draw:text-box>
        </draw:frame>
        <draw:custom-shape draw:style-name="gr45" draw:text-style-name="P12" draw:layer="Layout" svg:width="6.604cm" svg:height="2.413cm" svg:x="18.546cm" svg:y="13.786cm">
          <text:p text:style-name="P12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8cm" svg:y="13.667cm">
          <draw:text-box>
            <text:p text:style-name="P5"><text:span text:style-name="T3">Bin string</text:span></text:p>
          </draw:text-box>
        </draw:frame>
        <draw:line draw:style-name="gr8" draw:text-style-name="P4" draw:layer="layout" svg:x1="21.258cm" svg:y1="11.76cm" svg:x2="21.258cm" svg:y2="13.538cm">
          <text:p/>
        </draw:line>
        <draw:custom-shape draw:style-name="gr42" draw:text-style-name="P11" draw:layer="Layout" svg:width="6.604cm" svg:height="2.413cm" svg:x="11.545cm" svg:y="17.785cm">
          <text:p text:style-name="P11">0110110<text:span text:style-name="T4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2.627cm" svg:y="17.666cm">
          <draw:text-box>
            <text:p text:style-name="P5"><text:span text:style-name="T3">Bin string</text:span></text:p>
          </draw:text-box>
        </draw:frame>
        <draw:line draw:style-name="gr11" draw:text-style-name="P4" draw:layer="layout" svg:x1="18.272cm" svg:y1="15.097cm" svg:x2="11.541cm" svg:y2="15.097cm">
          <text:p/>
        </draw:line>
        <draw:frame draw:style-name="gr6" draw:text-style-name="P11" draw:layer="layout" svg:width="3.937cm" svg:height="2.384cm" svg:x="13.104cm" svg:y="12.534cm">
          <draw:text-box>
            <text:p text:style-name="P11">First DIFF Bits in hash?</text:p>
          </draw:text-box>
        </draw:frame>
        <draw:frame draw:style-name="gr6" draw:text-style-name="P11" draw:layer="layout" svg:width="3.937cm" svg:height="2.384cm" svg:x="7.096cm" svg:y="17.85cm">
          <draw:text-box>
            <text:p text:style-name="P11">If yes, nonce is valid</text:p>
          </draw:text-box>
        </draw:frame>
        <draw:frame draw:style-name="gr9" draw:text-style-name="P5" draw:layer="layout" svg:width="4.953cm" svg:height="1.143cm" svg:x="0.827cm" svg:y="7.666cm">
          <draw:text-box>
            <text:p text:style-name="P5"><text:span text:style-name="T3">56 bytes string buffer</text:span></text:p>
          </draw:text-box>
        </draw:frame>
        <draw:frame draw:style-name="gr9" draw:text-style-name="P5" draw:layer="layout" svg:width="4.953cm" svg:height="1.143cm" svg:x="9.028cm" svg:y="7.667cm">
          <draw:text-box>
            <text:p text:style-name="P5"><text:span text:style-name="T3">56 bytes string buffer</text:span></text:p>
          </draw:text-box>
        </draw:frame>
        <draw:frame draw:style-name="gr9" draw:text-style-name="P5" draw:layer="layout" svg:width="4.953cm" svg:height="1.199cm" svg:x="4.729cm" svg:y="7.668cm">
          <draw:text-box>
            <text:p text:style-name="P5"><text:span text:style-name="T3">32 (or more)</text:span><text:span text:style-name="T3"><text:line-break/></text:span><text:span text:style-name="T3">bytes string</text:span></text:p>
          </draw:text-box>
        </draw:frame>
        <draw:frame draw:style-name="gr47" draw:text-style-name="P11" draw:layer="layout" svg:width="7.524cm" svg:height="0.8cm" svg:x="4.303cm" svg:y="11.933cm">
          <draw:text-box>
            <text:p text:style-name="P11">Annealed SHA 224</text:p>
          </draw:text-box>
        </draw:frame>
        <draw:line draw:style-name="gr58" draw:text-style-name="P4" draw:layer="layout" svg:x1="7.858cm" svg:y1="10.984cm" svg:x2="7.858cm" svg:y2="11.838cm">
          <text:p/>
        </draw:line>
        <draw:frame draw:style-name="gr59" draw:text-style-name="P15" draw:layer="layout" svg:width="3.093cm" svg:height="1.673cm" svg:x="1.028cm" svg:y="10.568cm">
          <draw:text-box>
            <text:p text:style-name="P15"><text:span text:style-name="T7">This step is memory hungry</text:span></text:p>
          </draw:text-box>
        </draw:frame>
        <draw:line draw:style-name="gr60" draw:text-style-name="P4" draw:layer="layout" svg:x1="3.667cm" svg:y1="11.441cm" svg:x2="7.477cm" svg:y2="11.4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6:11:55.703514983</meta:creation-date>
    <dc:date>2018-09-19T09:11:48.218406447</dc:date>
    <meta:editing-duration>PT6H26M57S</meta:editing-duration>
    <meta:editing-cycles>18</meta:editing-cycles>
    <meta:generator>LibreOffice/4.3.3.2$Linux_X86_64 LibreOffice_project/430m0$Build-2</meta:generator>
    <meta:document-statistic meta:object-count="167"/>
  </office:meta>
</office:document-meta>
</file>